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a46" officeooo:paragraph-rsid="0016ea46"/>
    </style:style>
    <style:style style:name="P2" style:family="paragraph" style:parent-style-name="Standard">
      <style:text-properties officeooo:rsid="0017d263" officeooo:paragraph-rsid="0017d2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DS security practices in aws:</text:p>
      <text:p text:style-name="P1">----------------------------------------</text:p>
      <text:p text:style-name="P1">* Use VPCs: Use Amazon Virtual Private Cloud (VPC) to create a private network for your RDS instance. This helps prevent unauthorized access to your instance from the public internet.</text:p>
      <text:p text:style-name="P1"/>
      <text:p text:style-name="P1">* Compliance standard is what your business requires</text:p>
      <text:p text:style-name="P1"/>
      <text:p text:style-name="P1">* RDS Instances should only be in the AWS region that you are legally allowed to be holding user data in.</text:p>
      <text:p text:style-name="P1"/>
      <text:p text:style-name="P1">* Amazon Organizations SCP to manage RDS deletion, RDS creation, region lock, RDS Encryption enforced etc</text:p>
      <text:p text:style-name="P1"/>
      <text:p text:style-name="P1">* AWS CloudTrail is enabled &amp; monitored to trigger alerts on malicious RDS behaviour by an identity in AWS.</text:p>
      <text:p text:style-name="P1"/>
      <text:p text:style-name="P1">* Amazon Guardduty is enabled in the account and region of RDS.</text:p>
      <text:p text:style-name="P1"/>
      <text:p text:style-name="P2">Amazon RDS - Security Best Practices – Application:</text:p>
      <text:p text:style-name="P2">---------------------------------------------------------------</text:p>
      <text:p text:style-name="P2"/>
      <text:p text:style-name="P2">•RDS Instance to use appropriate Authentication -Use IAM authentication, kerberos etc (not the default)</text:p>
      <text:p text:style-name="P2"/>
      <text:p text:style-name="P2">* Database User Lifecycle Management - Create, Modify, Delete Users</text:p>
      <text:p text:style-name="P2"/>
      <text:p text:style-name="P2">* AWS User Access Lifecycle Management - Change of Roles/ Revoke Roles etc</text:p>
      <text:p text:style-name="P2"/>
      <text:p text:style-name="P2">* Security Group to be restricted only to known IPs</text:p>
      <text:p text:style-name="P2"/>
      <text:p text:style-name="P2">* Not have RDS be internet accessible</text:p>
      <text:p text:style-name="P2"/>
      <text:p text:style-name="P2">* Encryption in Transit for comms between App &amp; RDS</text:p>
      <text:p text:style-name="P2"/>
      <text:p text:style-name="P2">* Secret Management: Master User passwords can be used with AWS Secrets Manager to automatically rotate the secrets for Amazon RD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1:04:47.494178057</meta:creation-date>
    <dc:date>2024-09-22T11:14:09.652154104</dc:date>
    <meta:editing-duration>PT9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05" meta:character-count="1313" meta:non-whitespace-character-count="1124"/>
  </office:meta>
</office:document-meta>
</file>